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start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8cm" fo:min-width="0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 style:text-autospace="none"/>
    </style:style>
    <style:style style:name="P3" style:family="paragraph">
      <style:paragraph-properties fo:text-align="start"/>
      <style:text-properties fo:font-size="1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'Lucida Sans'" style:font-family-generic="swiss" style:font-pitch="variable" fo:font-size="12pt"/>
    </style:style>
    <style:style style:name="T1" style:family="text">
      <style:text-properties fo:font-size="10pt"/>
    </style:style>
    <style:style style:name="T2" style:family="text">
      <style:text-properties style:use-window-font-color="true" style:text-outline="false" style:text-line-through-style="none" fo:font-family="'Courier New'" fo:font-size="10pt" fo:language="en" fo:country="AU" fo:font-style="normal" fo:text-shadow="none" style:text-underline-style="none" fo:font-weight="normal" style:font-family-asian="'Courier New'" style:font-size-asian="10pt" style:font-style-asian="normal" style:font-weight-asian="normal" style:font-family-complex="'Courier New'" style:font-size-complex="10pt" style:font-style-complex="normal" style:font-weight-complex="normal" style:text-emphasize="none" style:font-relief="none"/>
    </style:style>
    <style:style style:name="T3" style:family="text">
      <style:text-properties fo:font-family="'Courier New'" fo:font-size="10pt" fo:language="en" fo:country="AU" style:font-family-asian="'Courier New'" style:font-size-asian="10pt" style:font-family-complex="'Courier New'" style:font-size-complex="10pt"/>
    </style:style>
    <style:style style:name="T4" style:family="text">
      <style:text-properties fo:font-family="'Lucida Sans'" style:font-family-generic="swiss" style:font-pitch="variable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3" draw:layer="layout" svg:width="14.156cm" svg:height="12.937cm" svg:x="5.283cm" svg:y="5.111cm">
          <text:p text:style-name="P1"><text:span text:style-name="T1">&lt;?xml version=”1.0”</text:span><text:span text:style-name="T2"> encoding="UTF-8"?&gt;</text:span></text:p>
          <text:p text:style-name="P2"><text:span text:style-name="T3">&lt;package:package xmlns:package="</text:span><text:span text:style-name="T3"><text:a xlink:href="http://foo/">http://foo</text:a></text:span><text:span text:style-name="T3">"&gt;</text:span></text:p>
          <text:p text:style-name="P2"><text:span text:style-name="T3"><text:s text:c="2"/></text:span><text:span text:style-name="T3">&lt;package:content&gt;</text:span></text:p>
          <text:p text:style-name="P2"><text:span text:style-name="T3"><text:s text:c="4"/></text:span><text:span text:style-name="T3">&lt;package:package&gt;</text:span></text:p>
          <text:p text:style-name="P2"><text:span text:style-name="T3"><text:s text:c="6"/></text:span><text:span text:style-name="T3">&lt;package:meta&gt;</text:span></text:p>
          <text:p text:style-name="P2"><text:span text:style-name="T3"><text:s text:c="8"/></text:span><text:span text:style-name="T3">&lt;naa:datasource&gt;</text:span></text:p>
          <text:p text:style-name="P2"><text:span text:style-name="T3"><text:s text:c="10"/></text:span><text:span text:style-name="T3">&lt;naa:source&gt;foo.txt&lt;/naa:source&gt;</text:span></text:p>
          <text:p text:style-name="P2"><text:span text:style-name="T3"><text:s text:c="10"/></text:span><text:span text:style-name="T3">&lt;naa:source-id&gt;12341234&lt;/naa:source-id&gt;</text:span></text:p>
          <text:p text:style-name="P2"><text:span text:style-name="T3"><text:s text:c="8"/></text:span><text:span text:style-name="T3">&lt;/naa:datasource&gt;</text:span></text:p>
          <text:p text:style-name="P2"><text:span text:style-name="T3"><text:s text:c="6"/></text:span><text:span text:style-name="T3">&lt;/package:meta&gt;</text:span></text:p>
          <text:p text:style-name="P2"><text:span text:style-name="T3"><text:s text:c="6"/></text:span><text:span text:style-name="T3">&lt;package:content&gt;</text:span></text:p>
          <text:p text:style-name="P2"><text:span text:style-name="T3"><text:s text:c="8"/></text:span><text:span text:style-name="T3">&lt;plaintext:plaintext&gt;</text:span></text:p>
          <text:p text:style-name="P2"><text:span text:style-name="T3"><text:s text:c="10"/></text:span><text:span text:style-name="T3">&lt;plaintext:line xml:space=”preserve”&gt;</text:span></text:p>
          <text:p text:style-name="P2"><text:span text:style-name="T3"><text:s text:c="13"/></text:span><text:span text:style-name="T3">the cat sat on the mat</text:span></text:p>
          <text:p text:style-name="P2"><text:span text:style-name="T3"><text:s text:c="10"/></text:span><text:span text:style-name="T3">&lt;/plaintext:line&gt;</text:span></text:p>
          <text:p text:style-name="P2"><text:span text:style-name="T3"><text:s text:c="10"/></text:span><text:span text:style-name="T3">&lt;plaintext:line xml:space=”preserve”&gt;</text:span></text:p>
          <text:p text:style-name="P2"><text:span text:style-name="T3"><text:s text:c="13"/></text:span><text:span text:style-name="T3">i do not like green eggs and ham</text:span></text:p>
          <text:p text:style-name="P2"><text:span text:style-name="T3"><text:s text:c="10"/></text:span><text:span text:style-name="T3">&lt;/plaintext:line&gt;</text:span></text:p>
          <text:p text:style-name="P2"><text:span text:style-name="T3"><text:s text:c="8"/></text:span><text:span text:style-name="T3">&lt;/plaintext:plaintext&gt; </text:span></text:p>
          <text:p text:style-name="P2"><text:span text:style-name="T3"><text:s text:c="6"/></text:span><text:span text:style-name="T3">&lt;/package:content&gt;</text:span></text:p>
          <text:p text:style-name="P2"><text:span text:style-name="T3"><text:s text:c="4"/></text:span><text:span text:style-name="T3">&lt;/package:package&gt;</text:span></text:p>
          <text:p text:style-name="P2"><text:span text:style-name="T3"><text:s text:c="2"/></text:span><text:span text:style-name="T3">&lt;/package:content&gt;</text:span></text:p>
          <text:p text:style-name="P2"><text:span text:style-name="T3"><text:s text:c="2"/></text:span><text:span text:style-name="T3">&lt;package:meta&gt;</text:span></text:p>
          <text:p text:style-name="P2"><text:span text:style-name="T3"><text:s text:c="4"/></text:span><text:span text:style-name="T3">&lt;checksum:checksum&gt;21345ddb234b&lt;/checksum:checksum&gt;</text:span></text:p>
          <text:p text:style-name="P2"><text:span text:style-name="T3"><text:s text:c="2"/></text:span><text:span text:style-name="T3">&lt;/package:meta&gt;</text:span></text:p>
          <text:p text:style-name="P2"><text:span text:style-name="T3">&lt;/package:package&gt;</text:span></text:p>
        </draw:rect>
        <draw:rect draw:style-name="gr2" draw:text-style-name="P4" draw:layer="layout" svg:width="10.134cm" svg:height="6.72cm" svg:x="6.958cm" svg:y="8.176cm">
          <text:p text:style-name="P5"/>
        </draw:rect>
        <draw:line draw:style-name="gr3" draw:text-style-name="P4" draw:layer="layout" svg:x1="6.879cm" svg:y1="14.129cm" svg:x2="3.227cm" svg:y2="19.183cm">
          <text:p text:style-name="P5"/>
        </draw:line>
        <draw:frame draw:style-name="gr4" draw:text-style-name="P5" draw:layer="layout" svg:width="1.402cm" svg:height="1.032cm" svg:x="0.926cm" svg:y="15.584cm">
          <draw:text-box>
            <text:p text:style-name="P5"/>
          </draw:text-box>
        </draw:frame>
        <draw:frame draw:style-name="gr5" draw:text-style-name="P6" draw:layer="layout" svg:width="4.985cm" svg:height="0.528cm" svg:x="1.006cm" svg:y="19.527cm">
          <draw:text-box>
            <text:p text:style-name="P5"><text:span text:style-name="T4">Processed by inner fil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23cm" fo:margin-bottom="0.454cm" fo:margin-left="0.423cm" fo:margin-right="0.454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Andy K</meta:initial-creator>
    <meta:creation-date>2005-10-19T09:37:55</meta:creation-date>
    <dc:creator>Andrew Keeling</dc:creator>
    <dc:date>2006-06-23T16:43:55</dc:date>
    <dc:language>en-US</dc:language>
    <meta:editing-cycles>5</meta:editing-cycles>
    <meta:editing-duration>PT12H24M36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